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
      <style:paragraph-properties fo:text-align="justify" style:justify-single-word="false"/>
    </style:style>
    <style:style style:name="P3" style:family="paragraph" style:parent-style-name="Heading_20_1">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scientifique</text:p>
      <text:p text:style-name="P1">« Liens entre les concepts de programmation haut niveau et l'architecture des machines »</text:p>
      <text:h text:style-name="P3" text:outline-level="1">Contexte</text:h>
      <text:p text:style-name="P1"><text:tab/>La tendance forte de l'évolution des langages de programmation est la recherche de l'augmentation de la productivité des développeurs la sûreté des programmes. En parallèle les fondeurs de processeurs nous livrent des processeurs de plus en plus puissants, complexe et spécialisé. Bien que, dans la plupart des cas, la puissance brute des processeurs continue à répondre aux besoins de performance des applications, il reste beaucoup de domaines où la puissance maximale des processeurs ne peut être atteinte qu'en sortant du cadre bienveillant d'un langage de haut niveau pour se confronter aux optimisations locales et spécifiques qu'il est ensuite coûteux de maintenir.</text:p>
      <text:p text:style-name="P1"/>
      <text:p text:style-name="P1"><text:tab/>Les processeurs actuels comme le CELL, le futur Larabee ou les GPU intégrés dans des machines de plus en plus grandes (TERA 100 du CEA, Blue gene de l'IDRIS) permettent d'envisager des calculs de taille inimaginable auparavant. Les problématiques du calcul sientifique, du multimédia et des jeux vidéos ont des problématiques similaires : comment abstraire les programmes sous une forme qui permettra d'exploiter les particularité d'une machine.</text:p>
      <text:p text:style-name="P1"/>
      <text:p text:style-name="P1"><text:tab/>Beaucoup d'approches ont été proposés pour tenter de résoudre ce problème. L'utilisation de langages spécialisés, l'utilisation de librairies, la reconnaissance automatique d'algorithmes ou de noyaux de code, mais aucune n'est totalement satisfaisante car elles se cantonnent généralement à un seul temps (temps de la compilation statique, temps du lancement de programme, temps d'exécution, …). Beaucoup d'études ont montré que ces différents temps permettent d'obtenir de bonnes performances en exploitant les informations spécifiques de ce temps de compilation. Les JIT (Just in time compilation) <text:s/>tentent d'exploiter le temps d'exécution, LTO (Link Time Optimization) permet d'exploiter le temps de lancement du programme.</text:p>
      <text:p text:style-name="P1"/>
      <text:p text:style-name="P1"><text:tab/>Aucun support n'existe pour exprimer la volonté d'un programmeur la spécification du temps d'exécution d'une optimisation.</text:p>
      <text:h text:style-name="P3" text:outline-level="1">Projet</text:h>
      <text:p text:style-name="P1"><text:tab/>Nous proposons d'explorer les gains en performance que peut offrir le design d'un nouveau langage ou l'extension d'un ancien qui fournirait plus d'information aux différents temps d'exécution de la chaîne de compilation. </text:p>
      <text:p text:style-name="P1"/>
      <text:p text:style-name="P1"><text:tab/>Ces informations permettront de générer un code de meilleure qualité qu'avec la compilation statique traditionnelle pour une complexité moindre car ces informations n'auront pas a être recherchées, ni spéculées.</text:p>
      <text:p text:style-name="P1"/>
      <text:p text:style-name="P1"><text:tab/>Cette exploration se basera sur une chaîne de compilation existante, qui sera étendue car il n'est pas possible de créer un compilateur ex nihilo. L'environnement LLVM est un candidat potentiel qui a montré à la fois sa robustesse en milieu industriel (Apple, FreeBSD) et la facilité d'implémentation d'expérimentations pour la recherche (http://cs.illinois.edu/)</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uroux lionel</meta:initial-creator>
    <meta:creation-date>2009-11-28T01:45:19</meta:creation-date>
    <dc:date>2009-12-01T11:18:26</dc:date>
    <dc:creator>henri-pierre charles</dc:creator>
    <meta:editing-duration>PT24H04M13S</meta:editing-duration>
    <meta:editing-cycles>54</meta:editing-cycles>
    <meta:generator>OpenOffice.org/3.0$Linux OpenOffice.org_project/300m15$Build-9379</meta:generator>
    <meta:document-statistic meta:table-count="0" meta:image-count="0" meta:object-count="0" meta:page-count="1" meta:paragraph-count="11" meta:word-count="416" meta:character-count="2888"/>
    <meta:user-defined meta:name="Info 1"/>
    <meta:user-defined meta:name="Info 2"/>
    <meta:user-defined meta:name="Info 3"/>
    <meta:user-defined meta:name="Info 4"/>
  </office:meta>
</office:document-meta>
</file>